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768" officeooo:paragraph-rsid="0000d768"/>
    </style:style>
    <style:style style:name="P2" style:family="paragraph" style:parent-style-name="Standard">
      <style:text-properties fo:font-size="20pt" officeooo:rsid="0000d768" officeooo:paragraph-rsid="0000d768" style:font-size-asian="20pt" style:font-size-complex="20pt"/>
    </style:style>
    <style:style style:name="P3" style:family="paragraph" style:parent-style-name="Standard">
      <style:text-properties fo:font-size="20pt" officeooo:rsid="000217c3" officeooo:paragraph-rsid="000217c3" style:font-size-asian="20pt" style:font-size-complex="20pt"/>
    </style:style>
    <style:style style:name="P4" style:family="paragraph" style:parent-style-name="Standard">
      <style:text-properties fo:font-size="20pt" officeooo:rsid="000217c3" officeooo:paragraph-rsid="000217c3" style:font-size-asian="17.5pt" style:font-size-complex="20pt"/>
    </style:style>
    <style:style style:name="P5" style:family="paragraph" style:parent-style-name="Standard">
      <style:text-properties fo:font-size="20pt" officeooo:rsid="0004f08c" officeooo:paragraph-rsid="0004f08c" style:font-size-asian="17.5pt" style:font-size-complex="20pt"/>
    </style:style>
    <style:style style:name="P6" style:family="paragraph" style:parent-style-name="Standard">
      <style:text-properties fo:font-size="20pt" officeooo:rsid="0005d3d9" officeooo:paragraph-rsid="0005d3d9" style:font-size-asian="17.5pt" style:font-size-complex="20pt"/>
    </style:style>
    <style:style style:name="P7" style:family="paragraph" style:parent-style-name="Standard">
      <style:text-properties fo:font-size="20pt" officeooo:rsid="0007add4" officeooo:paragraph-rsid="0007add4" style:font-size-asian="17.5pt" style:font-size-complex="20pt"/>
    </style:style>
    <style:style style:name="P8" style:family="paragraph" style:parent-style-name="Standard">
      <style:text-properties fo:font-size="20pt" officeooo:rsid="00085a56" officeooo:paragraph-rsid="00085a56" style:font-size-asian="17.5pt" style:font-size-complex="20pt"/>
    </style:style>
    <style:style style:name="P9" style:family="paragraph" style:parent-style-name="Standard">
      <style:text-properties fo:font-size="20pt" officeooo:rsid="000adafd" officeooo:paragraph-rsid="000b44a8" style:font-size-asian="17.5pt" style:font-size-complex="20pt"/>
    </style:style>
    <style:style style:name="P10" style:family="paragraph" style:parent-style-name="Standard">
      <style:text-properties fo:font-size="20pt" officeooo:rsid="001014e0" officeooo:paragraph-rsid="001014e0" style:font-size-asian="17.5pt" style:font-size-complex="20pt"/>
    </style:style>
    <style:style style:name="P11" style:family="paragraph" style:parent-style-name="Standard">
      <style:text-properties fo:font-size="20pt" officeooo:rsid="0013706b" officeooo:paragraph-rsid="0013706b" style:font-size-asian="17.5pt" style:font-size-complex="20pt"/>
    </style:style>
    <style:style style:name="P12" style:family="paragraph" style:parent-style-name="Standard">
      <style:text-properties fo:font-size="20pt" officeooo:rsid="000b44a8" officeooo:paragraph-rsid="000b44a8" style:font-size-asian="17.5pt" style:font-size-complex="20pt"/>
    </style:style>
    <style:style style:name="P13" style:family="paragraph" style:parent-style-name="Standard">
      <style:text-properties fo:font-size="20pt" officeooo:rsid="00085a56" officeooo:paragraph-rsid="00085a56" style:font-size-asian="17.5pt" style:font-size-complex="20pt"/>
    </style:style>
    <style:style style:name="P14" style:family="paragraph" style:parent-style-name="Standard">
      <style:text-properties fo:font-size="20pt" officeooo:rsid="00139abf" officeooo:paragraph-rsid="00139abf" style:font-size-asian="17.5pt" style:font-size-complex="20pt"/>
    </style:style>
    <style:style style:name="P15" style:family="paragraph" style:parent-style-name="Standard">
      <style:text-properties fo:font-size="20pt" officeooo:rsid="0013706b" officeooo:paragraph-rsid="0013706b" style:font-size-asian="17.5pt" style:font-size-complex="20pt"/>
    </style:style>
    <style:style style:name="P16" style:family="paragraph" style:parent-style-name="Standard">
      <style:text-properties fo:font-size="20pt" officeooo:rsid="0007add4" officeooo:paragraph-rsid="0007add4" style:font-size-asian="17.5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217c3" style:font-size-asian="20pt" style:font-size-complex="20pt"/>
    </style:style>
    <style:style style:name="T3" style:family="text">
      <style:text-properties officeooo:rsid="00085a5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085a56"/>
    </style:style>
    <style:style style:name="T6" style:family="text">
      <style:text-properties style:text-position="0% 100%"/>
    </style:style>
    <style:style style:name="T7" style:family="text">
      <style:text-properties officeooo:rsid="000a3d87"/>
    </style:style>
    <style:style style:name="T8" style:family="text">
      <style:text-properties officeooo:rsid="000efaec"/>
    </style:style>
    <style:style style:name="T9" style:family="text">
      <style:text-properties officeooo:rsid="001505cf"/>
    </style:style>
    <style:style style:name="T10" style:family="text">
      <style:text-properties officeooo:rsid="001558cc"/>
    </style:style>
    <style:style style:name="T11" style:family="text">
      <style:text-properties officeooo:rsid="0016e8f3"/>
    </style:style>
    <style:style style:name="T12" style:family="text">
      <style:text-properties officeooo:rsid="00180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s <text:span text:style-name="T3">Monday 1</text:span><text:span text:style-name="T7">5</text:span><text:span text:style-name="T5">th</text:span><text:span text:style-name="T3"> Jan 2024</text:span>.</text:p>
      <text:p text:style-name="P2"/>
      <text:p text:style-name="P2"/>
      <text:p text:style-name="P2">1. Difference between Front-end development and Backed Development:</text:p>
      <text:p text:style-name="P2"/>
      <text:p text:style-name="P2">Front-end deals with styling, graphics, text, alignment, navigation, colors to use generally what the user engages with.</text:p>
      <text:p text:style-name="P2"/>
      <text:p text:style-name="P2">Back-end development deals writing APIs, creating <text:s/>libraries, working with system components, ensuring data integrity and consistency, it also involves scripting and writing code to communicate with the database.</text:p>
      <text:p text:style-name="P2"/>
      <text:p text:style-name="P2">2. List three technologies used for front-end and back-end development.</text:p>
      <text:p text:style-name="P2"/>
      <text:p text:style-name="P2">Front-end: Html, Css, JavaScript.</text:p>
      <text:p text:style-name="P2"/>
      <text:p text:style-name="P2">Back-end: Java, Php, Python, Hibernate</text:p>
      <text:p text:style-name="P2"/>
      <text:p text:style-name="P2">3. How we use git in Web development.</text:p>
      <text:p text:style-name="P2"/>
      <text:p text:style-name="P1"><text:span text:style-name="T2">I. </text:span><text:span text:style-name="T1">We create a git account and create a repository or folder.</text:span></text:p>
      <text:p text:style-name="P3">II. We install git also on our computer.</text:p>
      <text:p text:style-name="P3">III. We open up a directory where we will store our files and work from.</text:p>
      <text:p text:style-name="P3">IV Open command prompt in that folder and clone our repository their.</text:p>
      <text:p text:style-name="P3"><text:soft-page-break/>V When we now make any changes to our file, we save our work using the git add (.) and git commit -m “message” commands then push our work to git servers using git push -u origin main. You can later access that work with git pull command.</text:p>
      <text:p text:style-name="P3"/>
      <text:p text:style-name="P3"/>
      <text:p text:style-name="P4">Assignment two <text:span text:style-name="T3">Tuesday 1</text:span><text:span text:style-name="T7">6</text:span><text:span text:style-name="T5">th</text:span><text:span text:style-name="T3"> Jan 2024</text:span></text:p>
      <text:p text:style-name="P5"/>
      <text:p text:style-name="P5">1. What is a syntax?</text:p>
      <text:p text:style-name="P5">A syntax is a set of rules that dictate words and <text:s/>symbols to form statements in a programming language.</text:p>
      <text:p text:style-name="P4"/>
      <text:p text:style-name="P6">2. What is the basic syntax for html.</text:p>
      <text:p text:style-name="P6"/>
      <text:p text:style-name="P6">&lt;html&gt;</text:p>
      <text:p text:style-name="P6">&lt;head&gt;</text:p>
      <text:p text:style-name="P6">&lt;title&gt;basic html&lt;/title&gt;</text:p>
      <text:p text:style-name="P6">&lt;/head&gt;</text:p>
      <text:p text:style-name="P6">&lt;body&gt;</text:p>
      <text:p text:style-name="P6">&lt;/body&gt;</text:p>
      <text:p text:style-name="P6">&lt;/html&gt;</text:p>
      <text:p text:style-name="P7">3. What is an element and give an example.</text:p>
      <text:p text:style-name="P7">An element is the building block that defines the structure and content of a webpage.</text:p>
      <text:p text:style-name="P7"/>
      <text:p text:style-name="P10">Assignment three wednesday 17<text:span text:style-name="T4">th</text:span> 2024</text:p>
      <text:p text:style-name="P11">1. Read about html tags <text:span text:style-name="T10">Void element tags</text:span></text:p>
      <text:p text:style-name="P11">&lt;<text:span text:style-name="T11">img</text:span>&gt;</text:p>
      <text:p text:style-name="P11">&lt;<text:span text:style-name="T11">br</text:span>&gt;</text:p>
      <text:p text:style-name="P11">&lt;<text:span text:style-name="T11">input</text:span>&gt;</text:p>
      <text:p text:style-name="P11"><text:soft-page-break/>&lt;<text:span text:style-name="T11">meta</text:span>&gt;</text:p>
      <text:p text:style-name="P11">&lt;<text:span text:style-name="T11">hr</text:span>&gt;</text:p>
      <text:p text:style-name="P11">&lt;<text:span text:style-name="T11">link</text:span>&gt;</text:p>
      <text:p text:style-name="P11">&lt;<text:span text:style-name="T11">Area</text:span>&gt;</text:p>
      <text:p text:style-name="P11">&lt;<text:span text:style-name="T11">base</text:span>&gt;</text:p>
      <text:p text:style-name="P7">&lt;<text:span text:style-name="T12">video</text:span>&gt;</text:p>
      <text:p text:style-name="P7">&lt;<text:span text:style-name="T12">embed</text:span>&gt;</text:p>
      <text:p text:style-name="P7">&lt;<text:span text:style-name="T12">command</text:span>&gt;</text:p>
      <text:p text:style-name="P7">&lt;<text:span text:style-name="T12">col</text:span>&gt;</text:p>
      <text:p text:style-name="P7">&lt;<text:span text:style-name="T12">param</text:span>&gt;</text:p>
      <text:p text:style-name="P9"/>
      <text:p text:style-name="P9"/>
      <text:p text:style-name="P9">Assignment <text:span text:style-name="T8">Four</text:span> Thursday 18<text:span text:style-name="T4">th</text:span> 2024</text:p>
      <text:p text:style-name="P9"/>
      <text:p text:style-name="P12">1. Create another page named lists.html and read about the three types of lists in html and make some notes.</text:p>
      <text:p text:style-name="P9"/>
      <text:p text:style-name="P12">2. Create an image.html file and put some image and link it first to first code file. Then link up all the four pages.</text:p>
      <text:p text:style-name="P7"/>
      <text:p text:style-name="P8">Assignment Friday 19<text:span text:style-name="T4">th</text:span> 2024</text:p>
      <text:p text:style-name="P8">1. Design a Checkbox, radio button on a form.</text:p>
      <text:p text:style-name="P8">2. Read about Font, colors and background in html.</text:p>
      <text:p text:style-name="P8">3. Create a class project folder, home, about, products and contacts pages then link the four pages.</text:p>
      <text:p text:style-name="P8">4. create external css and also create a git repository for the project.</text:p>
      <text:p text:style-name="P8"/>
      <text:p text:style-name="P8"/>
      <text:p text:style-name="P14"><text:span text:style-name="T9">Monda</text:span>y 22<text:span text:style-name="T4">nd</text:span> Jan 2024</text:p>
      <text:p text:style-name="P14"/>
      <text:p text:style-name="P14"><text:soft-page-break/></text:p>
      <text:p text:style-name="P14">1. Paste Bootstrap in work project</text:p>
      <text:p text:style-name="P14">2. Link link it.</text:p>
      <text:p text:style-name="P14">3. Create a Container</text:p>
      <text:p text:style-name="P14">4. Create three rows put these elements in them:</text:p>
      <text:p text:style-name="P14">a. Menu Row</text:p>
      <text:p text:style-name="P14">b. Image row </text:p>
      <text:p text:style-name="P14">C. Footer Row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8:07:52.768600824</meta:creation-date>
    <meta:editing-duration>PT44M50S</meta:editing-duration>
    <meta:editing-cycles>18</meta:editing-cycles>
    <meta:generator>LibreOffice/7.3.7.2$Linux_X86_64 LibreOffice_project/30$Build-2</meta:generator>
    <dc:date>2024-01-24T12:14:45.635046893</dc:date>
    <meta:document-statistic meta:table-count="0" meta:image-count="0" meta:object-count="0" meta:page-count="4" meta:paragraph-count="57" meta:word-count="413" meta:character-count="2365" meta:non-whitespace-character-count="2006"/>
  </office:meta>
</office:document-meta>
</file>